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4" style:family="table">
      <style:table-properties style:width="19.408cm" fo:margin-left="-0.771cm" fo:margin-top="0cm" fo:margin-bottom="0cm" table:align="left" style:writing-mode="lr-tb"/>
    </style:style>
    <style:style style:name="Tabela4.A" style:family="table-column">
      <style:table-column-properties style:column-width="6.085cm"/>
    </style:style>
    <style:style style:name="Tabela4.B" style:family="table-column">
      <style:table-column-properties style:column-width="4.44cm"/>
    </style:style>
    <style:style style:name="Tabela4.D" style:family="table-column">
      <style:table-column-properties style:column-width="4.443cm"/>
    </style:style>
    <style:style style:name="Tabela4.1" style:family="table-row">
      <style:table-row-properties style:min-row-height="0.353cm" fo:keep-together="auto"/>
    </style:style>
    <style:style style:name="Tabela4.A1" style:family="table-cell">
      <style:table-cell-properties style:vertical-align="middle" fo:background-color="#ffffff" fo:padding="0cm" fo:border="2.25pt solid #00000a">
        <style:background-image/>
      </style:table-cell-properties>
    </style:style>
    <style:style style:name="Tabela4.A2" style:family="table-cell">
      <style:table-cell-properties style:vertical-align="middle" fo:background-color="#ffffff" fo:padding="0cm" fo:border-left="2.25pt solid #00000a" fo:border-right="2.25pt solid #00000a" fo:border-top="none" fo:border-bottom="2.25pt solid #00000a">
        <style:background-image/>
      </style:table-cell-properties>
    </style:style>
    <style:style style:name="Tabela4.B4" style:family="table-cell">
      <style:table-cell-properties style:vertical-align="middle" fo:background-color="#ffffff" fo:padding="0cm" fo:border-left="2.25pt solid #00000a" fo:border-right="none" fo:border-top="none" fo:border-bottom="2.25pt solid #00000a">
        <style:background-image/>
      </style:table-cell-properties>
    </style:style>
    <style:style style:name="Tabela4.6" style:family="table-row">
      <style:table-row-properties style:min-row-height="0.183cm" fo:keep-together="auto"/>
    </style:style>
    <style:style style:name="Tabela4.7" style:family="table-row">
      <style:table-row-properties style:min-row-height="0.474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21412a67" officeooo:paragraph-rsid="22765bc1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1f95daf6" officeooo:paragraph-rsid="22765bc1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21f33f33" officeooo:paragraph-rsid="22765bc1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2223e80b" officeooo:paragraph-rsid="22765bc1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22615e8d" officeooo:paragraph-rsid="22765bc1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227c2d91" officeooo:paragraph-rsid="227c2d91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language="en" fo:country="US" fo:font-weight="bold" officeooo:rsid="1716a70b" officeooo:paragraph-rsid="22765bc1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fo:font-weight="bold" officeooo:rsid="226705e6" officeooo:paragraph-rsid="22765bc1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language="en" fo:country="US" fo:font-weight="bold" officeooo:rsid="1d0d06db" officeooo:paragraph-rsid="22765bc1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language="en" fo:country="US" fo:font-weight="bold" officeooo:rsid="225ddccb" officeooo:paragraph-rsid="22765bc1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2cm" fo:text-align="center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fo:color="#000000" loext:opacity="100%" fo:font-size="11pt" fo:font-weight="bold" officeooo:paragraph-rsid="1ff61772" style:font-size-asian="11pt" style:font-weight-asian="bold" style:font-name-complex="Arial1" style:font-size-complex="11pt"/>
    </style:style>
    <style:style style:name="P12" style:family="paragraph" style:parent-style-name="Subtitle">
      <style:paragraph-properties fo:margin-left="0cm" fo:margin-right="2cm" fo:text-indent="0cm" style:auto-text-indent="false">
        <style:tab-stops>
          <style:tab-stop style:position="2cm"/>
          <style:tab-stop style:position="3.752cm"/>
          <style:tab-stop style:position="7.251cm"/>
        </style:tab-stops>
      </style:paragraph-properties>
      <style:text-properties fo:color="#000000" loext:opacity="100%" style:font-name="Times New Roman1" fo:font-size="11pt" officeooo:paragraph-rsid="1ff61772" style:font-size-asian="11pt" style:font-name-complex="Times New Roman2" style:font-size-complex="11pt"/>
    </style:style>
    <style:style style:name="P13" style:family="paragraph" style:parent-style-name="Título1">
      <style:paragraph-properties fo:margin-left="0cm" fo:margin-right="0cm" fo:text-indent="0cm" style:auto-text-indent="false">
        <style:tab-stops>
          <style:tab-stop style:position="2cm"/>
          <style:tab-stop style:position="3cm"/>
        </style:tab-stops>
      </style:paragraph-properties>
      <style:text-properties fo:color="#000000" loext:opacity="100%" style:font-name="Times New Roman1" fo:font-size="11pt" fo:font-weight="bold" officeooo:paragraph-rsid="1ff61772" style:font-size-asian="11pt" style:font-weight-asian="bold" style:font-name-complex="Times New Roman2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22421c02" officeooo:paragraph-rsid="224fa527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5" style:family="paragraph" style:parent-style-name="Standard">
      <style:paragraph-properties fo:margin-left="0cm" fo:margin-right="-0.487cm" fo:text-align="start" style:justify-single-word="false" fo:text-indent="0cm" style:auto-text-indent="false">
        <style:tab-stops>
          <style:tab-stop style:position="1.884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211b57d1" officeooo:paragraph-rsid="227a138d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211b57d1" officeooo:paragraph-rsid="21ba2cd0" style:font-size-asian="11pt" style:font-style-asian="normal" style:font-weight-asian="normal" style:font-name-complex="Arial1" style:font-size-complex="11pt" style:font-style-complex="normal" style:font-weight-complex="normal" style:text-emphasize="none"/>
    </style:style>
    <style:style style:name="P17" style:family="paragraph" style:parent-style-name="Standard">
      <style:paragraph-properties fo:text-align="justify" style:justify-single-word="false">
        <style:tab-stops>
          <style:tab-stop style:position="2cm"/>
          <style:tab-stop style:position="9.23cm" style:type="center"/>
        </style:tab-stops>
      </style:paragraph-properties>
      <style:text-properties fo:font-size="10pt" officeooo:paragraph-rsid="2270ad0d" style:font-size-asian="10pt" style:font-size-complex="10pt"/>
    </style:style>
    <style:style style:name="P18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253369c" style:font-size-asian="10pt" style:font-size-complex="10pt"/>
    </style:style>
    <style:style style:name="P19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1043563" style:font-size-asian="10pt" style:font-size-complex="10pt"/>
    </style:style>
    <style:style style:name="P20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2765bc1" style:font-size-asian="10pt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font-size="10pt" officeooo:rsid="22765bc1" officeooo:paragraph-rsid="22765bc1" style:font-size-asian="10pt" style:font-size-complex="10pt"/>
    </style:style>
    <style:style style:name="P22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font-size="10pt" officeooo:rsid="2277a8f1" officeooo:paragraph-rsid="2277a8f1" style:font-size-asian="10pt" style:font-size-complex="10pt"/>
    </style:style>
    <style:style style:name="P23" style:family="paragraph" style:parent-style-name="Standard">
      <style:paragraph-properties fo:margin-left="0cm" fo:text-align="start" style:justify-single-word="false" fo:text-indent="0cm" style:auto-text-indent="false"/>
      <style:text-properties fo:font-size="10pt" fo:font-weight="normal" officeooo:rsid="2277a8f1" officeooo:paragraph-rsid="2277a8f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fo:font-size="10pt" fo:font-weight="normal" officeooo:rsid="227c2d91" officeooo:paragraph-rsid="227c2d9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style:text-underline-style="solid" style:text-underline-width="auto" style:text-underline-color="font-color" fo:font-weight="bold" officeooo:paragraph-rsid="2272a0b6" style:font-size-asian="10pt" style:font-weight-asian="bold" style:font-size-complex="10pt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Times New Roman1" fo:font-size="10pt" officeooo:paragraph-rsid="21fa83f8" style:font-size-asian="10pt" style:font-size-complex="10pt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Times New Roman1" fo:font-size="10pt" officeooo:paragraph-rsid="21e744c4" style:font-size-asian="10pt" style:font-size-complex="10pt"/>
    </style:style>
    <style:style style:name="P28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1" fo:font-size="10pt" fo:language="pt" fo:country="BR" officeooo:rsid="22765bc1" officeooo:paragraph-rsid="22765bc1" style:font-name-asian="Times New Roman2" style:font-size-asian="10pt" style:language-asian="zh" style:country-asian="CN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officeooo:paragraph-rsid="2253369c"/>
    </style:style>
    <style:style style:name="P30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officeooo:paragraph-rsid="22737264"/>
    </style:style>
    <style:style style:name="P31" style:family="paragraph" style:parent-style-name="Standard">
      <style:paragraph-properties fo:text-align="justify" style:justify-single-word="false"/>
      <style:text-properties officeooo:rsid="22765bc1" officeooo:paragraph-rsid="22765bc1"/>
    </style:style>
    <style:style style:name="P32" style:family="paragraph" style:parent-style-name="Standard">
      <style:paragraph-properties fo:text-align="start" style:justify-single-word="false"/>
      <style:text-properties officeooo:rsid="22765bc1" officeooo:paragraph-rsid="22765bc1"/>
    </style:style>
    <style:style style:name="P33" style:family="paragraph" style:parent-style-name="Standard">
      <style:paragraph-properties fo:margin-left="-0.138cm" fo:margin-right="0cm" fo:text-indent="0cm" style:auto-text-indent="false">
        <style:tab-stops>
          <style:tab-stop style:position="-0.688cm"/>
          <style:tab-stop style:position="-0.55cm"/>
          <style:tab-stop style:position="0cm"/>
          <style:tab-stop style:position="0.762cm"/>
          <style:tab-stop style:position="2cm"/>
          <style:tab-stop style:position="4.001cm"/>
        </style:tab-stops>
      </style:paragraph-properties>
      <style:text-properties officeooo:paragraph-rsid="2270ad0d"/>
    </style:style>
    <style:style style:name="P34" style:family="paragraph" style:parent-style-name="Título1" style:master-page-name="Standard">
      <style:paragraph-properties fo:margin-left="0cm" fo:margin-right="0cm" fo:text-indent="0cm" style:auto-text-indent="false" style:page-number="auto">
        <style:tab-stops>
          <style:tab-stop style:position="2cm"/>
          <style:tab-stop style:position="3cm"/>
        </style:tab-stops>
      </style:paragraph-properties>
      <style:text-properties fo:color="#000000" loext:opacity="100%" style:font-name="Times New Roman1" fo:font-size="11pt" fo:font-weight="normal" officeooo:paragraph-rsid="1ff61772" style:font-size-asian="11pt" style:font-weight-asian="normal" style:font-name-complex="Times New Roman2" style:font-size-complex="11pt" style:font-weight-complex="normal"/>
    </style:style>
    <style:style style:name="P35" style:family="paragraph" style:parent-style-name="Heading_20_1" style:list-style-name="WWNum2">
      <style:paragraph-properties fo:margin-left="-0.138cm" fo:margin-right="0cm" fo:text-indent="0cm" style:auto-text-indent="false">
        <style:tab-stops>
          <style:tab-stop style:position="-0.688cm"/>
          <style:tab-stop style:position="-0.55cm"/>
          <style:tab-stop style:position="0cm"/>
          <style:tab-stop style:position="0.762cm"/>
          <style:tab-stop style:position="2cm"/>
          <style:tab-stop style:position="4.001cm"/>
        </style:tab-stops>
      </style:paragraph-properties>
      <style:text-properties officeooo:paragraph-rsid="2270ad0d"/>
    </style:style>
    <style:style style:name="P36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12ed32ed" style:font-name-asian="Times New Roman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12ed32ed" style:font-name-asian="Times New Roman2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2220386e" style:font-name-asian="Times New Roman2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4" style:family="text">
      <style:text-properties fo:color="#000000" loext:opacity="100%" style:font-name="Times New Roman" fo:font-size="11pt" style:text-underline-style="none" fo:font-weight="bold" officeooo:rsid="03e22db6" style:font-size-asian="11pt" style:language-asian="pt" style:country-asian="BR" style:font-weight-asian="bold" style:font-name-complex="Arial1" style:font-size-complex="11pt" style:font-weight-complex="bold"/>
    </style:style>
    <style:style style:name="T5" style:family="text">
      <style:text-properties fo:color="#000000" loext:opacity="100%" style:font-name="Times New Roman" fo:font-size="11pt" style:text-underline-style="none" fo:font-weight="bold" officeooo:rsid="2253369c" style:font-size-asian="11pt" style:language-asian="pt" style:country-asian="BR" style:font-weight-asian="bold" style:font-name-complex="Arial1" style:font-size-complex="11pt" style:font-weight-complex="bold"/>
    </style:style>
    <style:style style:name="T6" style:family="text">
      <style:text-properties fo:color="#000000" loext:opacity="100%" style:font-name="Times New Roman" fo:font-size="11pt" style:text-underline-style="none" fo:font-weight="bold" officeooo:rsid="21ec82f2" style:font-size-asian="11pt" style:language-asian="pt" style:country-asian="BR" style:font-weight-asian="bold" style:font-name-complex="Arial1" style:font-size-complex="11pt" style:font-weight-complex="bold"/>
    </style:style>
    <style:style style:name="T7" style:family="text">
      <style:text-properties fo:color="#000000" loext:opacity="100%" style:font-name="Times New Roman" fo:font-size="11pt" style:text-underline-style="none" fo:font-weight="bold" officeooo:rsid="21e744c4" style:font-size-asian="11pt" style:language-asian="pt" style:country-asian="BR" style:font-weight-asian="bold" style:font-name-complex="Arial1" style:font-size-complex="11pt" style:font-weight-complex="bold"/>
    </style:style>
    <style:style style:name="T8" style:family="text">
      <style:text-properties fo:color="#000000" loext:opacity="100%" style:font-name="Times New Roman" fo:font-size="11pt" style:text-underline-style="none" fo:font-weight="bold" officeooo:rsid="2272a0b6" style:font-size-asian="11pt" style:language-asian="pt" style:country-asian="BR" style:font-weight-asian="bold" style:font-name-complex="Arial1" style:font-size-complex="11pt" style:font-weight-complex="bold"/>
    </style:style>
    <style:style style:name="T9" style:family="text">
      <style:text-properties fo:color="#000000" loext:opacity="100%" style:font-name="Times New Roman" fo:font-size="11pt" style:text-underline-style="none" fo:font-weight="bold" officeooo:rsid="22765bc1" style:font-size-asian="11pt" style:language-asian="pt" style:country-asian="BR" style:font-weight-asian="bold" style:font-name-complex="Arial1" style:font-size-complex="11pt" style:font-weight-complex="bold"/>
    </style:style>
    <style:style style:name="T10" style:family="text">
      <style:text-properties fo:color="#000000" loext:opacity="100%" style:font-name="Times New Roman" fo:font-size="11pt" style:text-underline-style="none" fo:font-weight="bold" officeooo:rsid="227ba7a5" style:font-size-asian="11pt" style:language-asian="pt" style:country-asian="BR" style:font-weight-asian="bold" style:font-name-complex="Arial1" style:font-size-complex="11pt" style:font-weight-complex="bold"/>
    </style:style>
    <style:style style:name="T11" style:family="text">
      <style:text-properties fo:color="#000000" loext:opacity="100%" style:font-name="Times New Roman" fo:font-size="11pt" style:text-underline-style="none" fo:font-weight="bold" officeooo:rsid="227e9cc5" style:font-size-asian="11pt" style:language-asian="pt" style:country-asian="BR" style:font-weight-asian="bold" style:font-name-complex="Arial1" style:font-size-complex="11pt" style:font-weight-complex="bold"/>
    </style:style>
    <style:style style:name="T12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2273a76c" style:font-size-asian="11pt" style:language-asian="pt" style:country-asian="BR" style:font-weight-asian="bold" style:font-name-complex="Arial1" style:font-size-complex="11pt" style:font-weight-complex="bold"/>
    </style:style>
    <style:style style:name="T13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1cb0fbf2" style:font-size-asian="11pt" style:language-asian="pt" style:country-asian="BR" style:font-weight-asian="bold" style:font-name-complex="Arial1" style:font-size-complex="11pt" style:font-weight-complex="bold"/>
    </style:style>
    <style:style style:name="T14" style:family="text">
      <style:text-properties fo:color="#000000" loext:opacity="100%" style:text-underline-style="solid" style:text-underline-width="auto" style:text-underline-color="font-color" fo:font-weight="bold" officeooo:rsid="11f302e2" style:language-asian="pt" style:country-asian="BR" style:font-weight-asian="bold" style:font-weight-complex="normal"/>
    </style:style>
    <style:style style:name="T15" style:family="text">
      <style:text-properties fo:color="#000000" loext:opacity="100%" style:text-underline-style="solid" style:text-underline-width="auto" style:text-underline-color="font-color" fo:font-weight="bold" officeooo:rsid="1cb0fbf2" style:language-asian="pt" style:country-asian="BR" style:font-weight-asian="bold" style:font-weight-complex="normal"/>
    </style:style>
    <style:style style:name="T16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loext:opacity="100%" style:text-underline-style="solid" style:text-underline-width="auto" style:text-underline-color="font-color" fo:font-weight="bold" officeooo:rsid="1bb6c703" style:font-weight-asian="bold" style:font-weight-complex="bold"/>
    </style:style>
    <style:style style:name="T18" style:family="text">
      <style:text-properties fo:color="#000000" loext:opacity="100%" style:text-underline-style="none" fo:font-weight="normal" officeooo:rsid="1f2add55" style:language-asian="pt" style:country-asian="BR" style:font-weight-asian="normal" style:font-name-complex="Arial1" style:font-weight-complex="normal"/>
    </style:style>
    <style:style style:name="T19" style:family="text">
      <style:text-properties fo:color="#000000" loext:opacity="100%" style:text-underline-style="none" fo:font-weight="normal" officeooo:rsid="0bec3870" style:language-asian="pt" style:country-asian="BR" style:font-weight-asian="normal" style:font-name-complex="Arial1" style:font-weight-complex="normal"/>
    </style:style>
    <style:style style:name="T20" style:family="text">
      <style:text-properties fo:color="#000000" loext:opacity="100%" style:text-underline-style="none" fo:font-weight="normal" officeooo:rsid="21539d92" style:language-asian="pt" style:country-asian="BR" style:font-weight-asian="normal" style:font-name-complex="Arial1" style:font-weight-complex="normal"/>
    </style:style>
    <style:style style:name="T21" style:family="text">
      <style:text-properties fo:color="#000000" loext:opacity="100%" style:text-underline-style="none" fo:font-weight="normal" officeooo:rsid="224530d2" style:language-asian="pt" style:country-asian="BR" style:font-weight-asian="normal" style:font-name-complex="Arial1" style:font-weight-complex="normal"/>
    </style:style>
    <style:style style:name="T22" style:family="text">
      <style:text-properties fo:color="#000000" loext:opacity="100%" style:text-underline-style="none" fo:font-weight="normal" officeooo:rsid="223a341f" style:language-asian="pt" style:country-asian="BR" style:font-weight-asian="normal" style:font-name-complex="Arial1" style:font-weight-complex="normal"/>
    </style:style>
    <style:style style:name="T23" style:family="text">
      <style:text-properties fo:color="#000000" loext:opacity="100%" style:text-underline-style="none" fo:font-weight="normal" officeooo:rsid="21eee36b" style:language-asian="pt" style:country-asian="BR" style:font-weight-asian="normal" style:font-name-complex="Arial1" style:font-weight-complex="normal"/>
    </style:style>
    <style:style style:name="T24" style:family="text">
      <style:text-properties fo:color="#000000" loext:opacity="100%" style:text-underline-style="none" fo:font-weight="normal" officeooo:rsid="2255f344" style:language-asian="pt" style:country-asian="BR" style:font-weight-asian="normal" style:font-name-complex="Arial1" style:font-weight-complex="normal"/>
    </style:style>
    <style:style style:name="T25" style:family="text">
      <style:text-properties fo:color="#000000" loext:opacity="100%" style:text-underline-style="none" fo:font-weight="normal" officeooo:rsid="225a94cc" style:language-asian="pt" style:country-asian="BR" style:font-weight-asian="normal" style:font-name-complex="Arial1" style:font-weight-complex="normal"/>
    </style:style>
    <style:style style:name="T26" style:family="text">
      <style:text-properties fo:color="#000000" loext:opacity="100%" style:text-underline-style="none" fo:font-weight="normal" officeooo:rsid="22380adf" style:language-asian="pt" style:country-asian="BR" style:font-weight-asian="normal" style:font-name-complex="Arial1" style:font-weight-complex="normal"/>
    </style:style>
    <style:style style:name="T27" style:family="text">
      <style:text-properties fo:color="#000000" loext:opacity="100%" style:text-underline-style="none" fo:font-weight="normal" officeooo:rsid="1ce1b022" style:language-asian="pt" style:country-asian="BR" style:font-weight-asian="normal" style:font-name-complex="Arial1" style:font-weight-complex="normal"/>
    </style:style>
    <style:style style:name="T28" style:family="text">
      <style:text-properties fo:color="#000000" loext:opacity="100%" style:text-underline-style="none" fo:font-weight="normal" officeooo:rsid="1da08954" style:language-asian="pt" style:country-asian="BR" style:font-weight-asian="normal" style:font-name-complex="Arial1" style:font-weight-complex="normal"/>
    </style:style>
    <style:style style:name="T29" style:family="text">
      <style:text-properties fo:color="#000000" loext:opacity="100%" style:text-underline-style="none" fo:font-weight="normal" officeooo:rsid="2025f9ae" style:language-asian="pt" style:country-asian="BR" style:font-weight-asian="normal" style:font-name-complex="Arial1" style:font-weight-complex="normal"/>
    </style:style>
    <style:style style:name="T30" style:family="text">
      <style:text-properties fo:color="#000000" loext:opacity="100%" style:text-underline-style="none" fo:font-weight="normal" officeooo:rsid="1e3b8c03" style:language-asian="pt" style:country-asian="BR" style:font-weight-asian="normal" style:font-name-complex="Arial1" style:font-weight-complex="normal"/>
    </style:style>
    <style:style style:name="T31" style:family="text">
      <style:text-properties fo:color="#000000" loext:opacity="100%" style:text-underline-style="none" fo:font-weight="normal" officeooo:rsid="2272a0b6" style:language-asian="pt" style:country-asian="BR" style:font-weight-asian="normal" style:font-name-complex="Arial1" style:font-weight-complex="normal"/>
    </style:style>
    <style:style style:name="T32" style:family="text">
      <style:text-properties fo:color="#000000" loext:opacity="100%" style:text-underline-style="none" fo:font-weight="normal" officeooo:rsid="22765bc1" style:language-asian="pt" style:country-asian="BR" style:font-weight-asian="normal" style:font-name-complex="Arial1" style:font-weight-complex="normal"/>
    </style:style>
    <style:style style:name="T33" style:family="text">
      <style:text-properties fo:color="#000000" loext:opacity="100%" style:text-underline-style="none" fo:font-weight="normal" officeooo:rsid="227ba7a5" style:language-asian="pt" style:country-asian="BR" style:font-weight-asian="normal" style:font-name-complex="Arial1" style:font-weight-complex="normal"/>
    </style:style>
    <style:style style:name="T34" style:family="text">
      <style:text-properties fo:color="#000000" loext:opacity="100%" style:text-underline-style="none" fo:font-weight="normal" officeooo:rsid="227e9cc5" style:language-asian="pt" style:country-asian="BR" style:font-weight-asian="normal" style:font-name-complex="Arial1" style:font-weight-complex="normal"/>
    </style:style>
    <style:style style:name="T35" style:family="text">
      <style:text-properties officeooo:rsid="1210bb0c"/>
    </style:style>
    <style:style style:name="T36" style:family="text">
      <style:text-properties officeooo:rsid="14ff94bf"/>
    </style:style>
    <style:style style:name="T37" style:family="text">
      <style:text-properties officeooo:rsid="12044b02"/>
    </style:style>
    <style:style style:name="T38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1e744c4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220386e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1d50e2d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normal" officeooo:rsid="21d50e2d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bold" style:text-emphasize="none"/>
    </style:style>
    <style:style style:name="T43" style:family="text">
      <style:text-properties officeooo:rsid="21a33631" style:font-weight-complex="normal"/>
    </style:style>
    <style:style style:name="T44" style:family="text">
      <style:text-properties officeooo:rsid="2245df63" style:font-weight-complex="normal"/>
    </style:style>
    <style:style style:name="T45" style:family="text">
      <style:text-properties fo:font-size="11pt" style:text-underline-style="solid" style:text-underline-width="auto" style:text-underline-color="font-color" style:font-size-asian="11pt" style:font-name-complex="Arial1" style:font-size-complex="11pt"/>
    </style:style>
    <style:style style:name="T46" style:family="text">
      <style:text-properties fo:font-size="11pt" style:text-underline-style="solid" style:text-underline-width="auto" style:text-underline-color="font-color" officeooo:rsid="03a8fc67" style:font-size-asian="11pt" style:font-name-complex="Arial1" style:font-size-complex="11pt"/>
    </style:style>
    <style:style style:name="T47" style:family="text">
      <style:text-properties fo:font-size="11pt" style:text-underline-style="solid" style:text-underline-width="auto" style:text-underline-color="font-color" officeooo:rsid="21eee36b" style:font-size-asian="11pt" style:font-name-complex="Arial1" style:font-size-complex="11pt"/>
    </style:style>
    <style:style style:name="T48" style:family="text">
      <style:text-properties fo:font-size="11pt" style:text-underline-style="solid" style:text-underline-width="auto" style:text-underline-color="font-color" officeooo:rsid="2215a49a" style:font-size-asian="11pt" style:font-name-complex="Arial1" style:font-size-complex="11pt"/>
    </style:style>
    <style:style style:name="T49" style:family="text">
      <style:text-properties fo:font-size="11pt" style:text-underline-style="solid" style:text-underline-width="auto" style:text-underline-color="font-color" officeooo:rsid="22515ff2" style:font-size-asian="11pt" style:font-name-complex="Arial1" style:font-size-complex="11pt"/>
    </style:style>
    <style:style style:name="T50" style:family="text">
      <style:text-properties fo:font-size="11pt" style:text-underline-style="solid" style:text-underline-width="auto" style:text-underline-color="font-color" officeooo:rsid="2272a0b6" style:font-size-asian="11pt" style:font-name-complex="Arial1" style:font-size-complex="11pt"/>
    </style:style>
    <style:style style:name="T51" style:family="text">
      <style:text-properties fo:font-size="11pt" style:text-underline-style="solid" style:text-underline-width="auto" style:text-underline-color="font-color" officeooo:rsid="22765bc1" style:font-size-asian="11pt" style:font-name-complex="Arial1" style:font-size-complex="11pt"/>
    </style:style>
    <style:style style:name="T52" style:family="text">
      <style:text-properties fo:font-size="11pt" style:text-underline-style="solid" style:text-underline-width="auto" style:text-underline-color="font-color" officeooo:rsid="227e9cc5" style:font-size-asian="11pt" style:font-name-complex="Arial1" style:font-size-complex="11pt"/>
    </style:style>
    <style:style style:name="T53" style:family="text">
      <style:text-properties fo:font-size="11pt" fo:language="pt" fo:country="BR" style:text-underline-style="solid" style:text-underline-width="auto" style:text-underline-color="font-color" officeooo:rsid="21c78906" style:font-name-asian="Times New Roman2" style:font-size-asian="11pt" style:language-asian="zh" style:country-asian="CN" style:font-name-complex="Arial1" style:font-size-complex="11pt" style:language-complex="ar" style:country-complex="SA"/>
    </style:style>
    <style:style style:name="T54" style:family="text">
      <style:text-properties officeooo:rsid="2245ff0f"/>
    </style:style>
    <style:style style:name="T55" style:family="text">
      <style:text-properties officeooo:rsid="227c2d91"/>
    </style:style>
    <style:style style:name="T56" style:family="text">
      <style:text-properties officeooo:rsid="2282024c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3"><text:s text:c="3"/>MINISTÉRIO DA DEFESA</text:p>
      <text:p text:style-name="P12"><text:s text:c="23"/>EXÉRCITO BRASILEIRO </text:p>
      <text:p text:style-name="P11"><text:s text:c="26"/>11º BATALHÃO DE INFANTARIA DE MONTANHA</text:p>
      <text:list text:style-name="WWNum2">
        <text:list-item>
          <text:h text:style-name="P35" text:outline-level="1"><draw:polygon text:anchor-type="paragraph" draw:z-index="1" draw:name="Forma 1" draw:style-name="gr1" draw:text-style-name="P36" svg:width="0cm" svg:height="0cm" svg:x="12.651cm" svg:y="0.012cm" svg:viewBox="0 0 0 0" draw:points="0,0"><text:p/></draw:polygon><draw:polygon text:anchor-type="paragraph" draw:z-index="0" draw:name="Forma1" draw:style-name="gr1" draw:text-style-name="P36" svg:width="0cm" svg:height="0cm" svg:x="12.651cm" svg:y="0.012cm" svg:viewBox="0 0 0 0" draw:points="0,0"><text:p/></draw:polygon><text:span text:style-name="T45">ADITAMENTO AO BOLETIM INTERNO NR </text:span><text:span text:style-name="T50">1</text:span><text:span text:style-name="T51">2</text:span><text:span text:style-name="T52">5</text:span><text:span text:style-name="T49"> </text:span><text:span text:style-name="T48">DE </text:span><text:span text:style-name="T51">0</text:span><text:span text:style-name="T52">9</text:span><text:span text:style-name="T53"> </text:span><text:span text:style-name="T45">DE </text:span><text:span text:style-name="T50">JU</text:span><text:span text:style-name="T51">L</text:span><text:span text:style-name="T50">HO</text:span><text:span text:style-name="T45"> DE 20</text:span><text:span text:style-name="T46">2</text:span><text:span text:style-name="T47">5</text:span></text:h>
        </text:list-item>
      </text:list>
      <text:p text:style-name="P33"><text:span text:style-name="T47"/></text:p>
      <text:p text:style-name="P30"><text:span text:style-name="T12">1</text:span><text:span text:style-name="T13">ª PARTE – </text:span><text:span text:style-name="T12">SERVIÇOS DIÁRIOS</text:span></text:p>
      <text:p text:style-name="P30"><text:span text:style-name="T12"/></text:p>
      <text:p text:style-name="P29"><text:span text:style-name="T4">ESCALA DE SERVIÇO PARA O DIA </text:span><text:span text:style-name="T11">10</text:span><text:span text:style-name="T5"> </text:span><text:span text:style-name="T4">DE </text:span><text:span text:style-name="T8">JU</text:span><text:span text:style-name="T9">L</text:span><text:span text:style-name="T8">HO </text:span><text:span text:style-name="T4">DE 202</text:span><text:span text:style-name="T6">5</text:span><text:span text:style-name="T4"> (</text:span><text:span text:style-name="T10">Q</text:span><text:span text:style-name="T11">UINTA</text:span><text:span text:style-name="T7">-FEIRA</text:span><text:span text:style-name="T4">)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row table:style-name="Tabela4.1">
          <table:table-cell table:style-name="Tabela4.A1" office:value-type="string">
            <text:p text:style-name="P4">SGT DE DIA</text:p>
          </table:table-cell>
          <table:table-cell table:style-name="Tabela4.A1" table:number-columns-spanned="3" office:value-type="string">
            <text:p text:style-name="P23"><text:span text:style-name="T56">2</text:span>° SGT <text:span text:style-name="T56">LUCAS GUILHERME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<text:s/>SGT PERMANÊNCIA</text:p>
          </table:table-cell>
          <table:table-cell table:style-name="Tabela4.A2" table:number-columns-spanned="3" office:value-type="string">
            <text:p text:style-name="P23"><text:span text:style-name="T56">2</text:span>° SGT <text:span text:style-name="T56">OTAVIO COSTA</text:span> 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"><text:span text:style-name="T37">CB </text:span><text:span text:style-name="T35">DE </text:span><text:span text:style-name="T37">DIA </text:span><text:span text:style-name="T36">SU</text:span> </text:p>
          </table:table-cell>
          <table:table-cell table:style-name="Tabela4.A2" table:number-columns-spanned="3" office:value-type="string">
            <text:p text:style-name="P31">CB <text:span text:style-name="T56">MATHEUS 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"><text:span text:style-name="T43">P</text:span><text:span text:style-name="T44">LANTÕES</text:span><text:span text:style-name="T43"> <text:s/>SU</text:span> </text:p>
          </table:table-cell>
          <table:table-cell table:style-name="Tabela4.B4" office:value-type="string">
            <text:p text:style-name="P32">SD <text:span text:style-name="T56">LUIZ OTAVIO </text:span></text:p>
          </table:table-cell>
          <table:table-cell table:style-name="Tabela4.B4" office:value-type="string">
            <text:p text:style-name="P32">SD EV <text:span text:style-name="T56">JUNIOR </text:span><text:s/><text:span text:style-name="T55"><text:s/></text:span></text:p>
          </table:table-cell>
          <table:table-cell table:style-name="Tabela4.A2" office:value-type="string">
            <text:p text:style-name="P32">SD EV <text:span text:style-name="T56">PEDRO SANTOS </text:span><text:s/></text:p>
          </table:table-cell>
        </table:table-row>
        <table:table-row table:style-name="Tabela4.1">
          <table:table-cell table:style-name="Tabela4.A2" office:value-type="string">
            <text:p text:style-name="P3">GDA QTL <text:span text:style-name="T54">0</text:span><text:span text:style-name="T55">2</text:span></text:p>
          </table:table-cell>
          <table:table-cell table:style-name="Tabela4.B4" office:value-type="string">
            <text:p text:style-name="P31">SD EV <text:span text:style-name="T56">GUIMARÃES</text:span></text:p>
          </table:table-cell>
          <table:table-cell table:style-name="Tabela4.B4" office:value-type="string">
            <text:p text:style-name="P31">SD EV <text:span text:style-name="T56">QUINTANILHA</text:span></text:p>
          </table:table-cell>
          <table:table-cell table:style-name="Tabela4.A2" office:value-type="string">
            <text:p text:style-name="P31"/>
          </table:table-cell>
        </table:table-row>
        <table:table-row table:style-name="Tabela4.6">
          <table:table-cell table:style-name="Tabela4.A2" office:value-type="string">
            <text:p text:style-name="P7">MOTORISTA DE DIA</text:p>
          </table:table-cell>
          <table:table-cell table:style-name="Tabela4.A2" table:number-columns-spanned="3" office:value-type="string">
            <text:p text:style-name="P28">SD <text:span text:style-name="T56">LUKAS SILVA</text:span></text:p>
          </table:table-cell>
          <table:covered-table-cell/>
          <table:covered-table-cell/>
        </table:table-row>
        <table:table-row table:style-name="Tabela4.7">
          <table:table-cell table:style-name="Tabela4.A2" office:value-type="string">
            <text:p text:style-name="P8">PERMANENCIA PMT</text:p>
          </table:table-cell>
          <table:table-cell table:style-name="Tabela4.A2" table:number-columns-spanned="3" office:value-type="string">
            <text:p text:style-name="P21">CB <text:span text:style-name="T56">LEANDRO</text:span></text:p>
          </table:table-cell>
          <table:covered-table-cell/>
          <table:covered-table-cell/>
        </table:table-row>
        <table:table-row table:style-name="Tabela4.7">
          <table:table-cell table:style-name="Tabela4.A2" office:value-type="string">
            <text:p text:style-name="P9">PERMANÊNCIA ENFERMARIA</text:p>
          </table:table-cell>
          <table:table-cell table:style-name="Tabela4.A2" table:number-columns-spanned="3" office:value-type="string">
            <text:p text:style-name="P21">SD <text:span text:style-name="T56">JOÃO FELIX</text:span></text:p>
          </table:table-cell>
          <table:covered-table-cell/>
          <table:covered-table-cell/>
        </table:table-row>
        <table:table-row table:style-name="Tabela4.7">
          <table:table-cell table:style-name="Tabela4.A2" office:value-type="string">
            <text:p text:style-name="P10">FAX PAVILHAO</text:p>
          </table:table-cell>
          <table:table-cell table:style-name="Tabela4.A2" table:number-columns-spanned="3" office:value-type="string">
            <text:p text:style-name="P22">SD EV <text:span text:style-name="T56">LUAN</text:span></text:p>
          </table:table-cell>
          <table:covered-table-cell/>
          <table:covered-table-cell/>
        </table:table-row>
      </table:table>
      <text:p text:style-name="P20"/>
      <text:p text:style-name="P18"><text:span text:style-name="T14">2</text:span><text:span text:style-name="T15">ª PARTE – </text:span><text:span text:style-name="T14">INSTRUÇÃO</text:span></text:p>
      <text:p text:style-name="P18"><text:span text:style-name="T14"/></text:p>
      <text:p text:style-name="P17"><text:span text:style-name="T19">- Formatura no dia </text:span><text:span text:style-name="T34">10</text:span><text:span text:style-name="T20"> </text:span><text:span text:style-name="T19">d</text:span><text:span text:style-name="T21">e </text:span><text:span text:style-name="T31">Junho</text:span><text:span text:style-name="T22"> de 2025</text:span><text:span text:style-name="T23"> </text:span><text:span text:style-name="T19">(</text:span><text:span text:style-name="T33">q</text:span><text:span text:style-name="T34">uinta</text:span><text:span text:style-name="T18">-</text:span><text:span text:style-name="T32">f</text:span><text:span text:style-name="T18">eira</text:span><text:span text:style-name="T19">), Cia pronta às </text:span><text:span text:style-name="T24">0</text:span><text:span text:style-name="T25">7</text:span><text:span text:style-name="T26">:30 </text:span><text:span text:style-name="T24">h</text:span><text:span text:style-name="T27">, </text:span><text:span text:style-name="T28">uniforme </text:span><text:span text:style-name="T29">1</text:span><text:span text:style-name="T25">4</text:span><text:span text:style-name="T24">º</text:span><text:span text:style-name="T30">.</text:span></text:p>
      <text:p text:style-name="P19"><text:span text:style-name="T16"/></text:p>
      <text:p text:style-name="P19"><text:span text:style-name="T16">3ª PARTE – ASSUNTOS GERAIS E ADMINISTRATIVO</text:span><text:span text:style-name="T17">S</text:span></text:p>
      <text:p text:style-name="P19"><text:span text:style-name="T17"/></text:p>
      <text:p text:style-name="P15">- Militares participantes da “Escolinha” de TFM após o expediente, de segunda a quinta-feira:<text:line-break/>Sd Luiz Otávio <text:s text:c="6"/><text:tab/>Sd Mateus Calixto <text:s text:c="5"/>Sd EV Aquino <text:s text:c="3"/>Sd Túlio <text:s text:c="19"/>Sd EV Rocha <text:s text:c="14"/>Sd EV Kauan <text:s/></text:p>
      <text:p text:style-name="P15">Sd Kayk <text:s text:c="14"/><text:tab/>Sd Ozias Teixeira <text:s text:c="6"/>Sd EV Elison <text:s text:c="5"/>Sd EV Ferreira <text:s text:c="9"/>Sd EV Cancio <text:s text:c="13"/>Sd EV Roman <text:s/></text:p>
      <text:p text:style-name="P15">Sd Menezes <text:s text:c="11"/><text:tab/>Sd Rios <text:s text:c="14"/><text:tab/> <text:s text:c="2"/>Sd EV Elivelton Sd EV Luan <text:s text:c="14"/>Sd EV Quintanilha <text:s text:c="5"/>Sd EV Guimarães <text:s text:c="2"/></text:p>
      <text:p text:style-name="P15">Sd Azarias <text:s text:c="11"/><text:tab/>Sd Salexsander <text:s text:c="10"/>Sd EV Chaves <text:s text:c="3"/>Sd EV Batista <text:s text:c="11"/>Sd EV Pedro Santos <text:s text:c="3"/>Sd EV Samuel </text:p>
      <text:p text:style-name="P15">Sd Adriel <text:s text:c="12"/><text:tab/>Sd Stanley <text:s text:c="11"/><text:tab/> <text:s text:c="2"/>Sd EV Junior <text:s text:c="5"/>Sd EV Silva <text:s text:c="14"/>Sd EV Túlio <text:s text:c="15"/>Sd EV Ythan </text:p>
      <text:p text:style-name="P15">Sd Goulart <text:s text:c="11"/><text:tab/>Sd Valério Assis <text:s text:c="5"/><text:tab/> <text:s text:c="2"/>Sd EV Goulart <text:s text:c="3"/>Sd Wellington <text:s text:c="11"/>Sd Eduardo Augusto <text:s text:c="2"/>Sd EV José <text:s/></text:p>
      <text:p text:style-name="P15"/>
      <text:p text:style-name="P25">4ª PARTE – JUSTIÇA E DISCIPLINA</text:p>
      <text:p text:style-name="P14">Sem alteração.</text:p>
      <text:p text:style-name="P16"/>
      <text:p text:style-name="P26"><text:span text:style-name="T41">PAULO</text:span><text:span text:style-name="T42"> HENRIQUE </text:span><text:span text:style-name="T41">GOULART</text:span><text:span text:style-name="T38"> – </text:span><text:span text:style-name="T39">C</text:span><text:span text:style-name="T40">ap</text:span></text:p>
      <text:p text:style-name="P27"><text:span text:style-name="T1"><text:s/></text:span><text:span text:style-name="T2">CM</text:span><text:span text:style-name="T3">T</text:span><text:span text:style-name="T2"> <text:s/>CIA C A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1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1" fo:font-family="'Times New Roman'" style:font-family-generic="roman" style:font-pitch="variable" fo:font-size="10pt" fo:language="pt" fo:country="BR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cm"/>
          <style:tab-stop style:position="0.762cm"/>
        </style:tab-stops>
      </style:paragraph-properties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0cm"/>
          <style:tab-stop style:position="1.016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0cm"/>
          <style:tab-stop style:position="1.27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0cm"/>
          <style:tab-stop style:position="1.524cm"/>
        </style:tab-stops>
      </style:paragraph-properties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1.778cm"/>
        </style:tab-stops>
      </style:paragraph-properties>
      <style:text-properties style:font-name="Arial" fo:font-family="Arial" style:font-family-generic="roman" style:font-pitch="variable" fo:font-size="21pt" style:text-underline-style="solid" style:text-underline-width="auto" style:text-underline-color="font-color" fo:font-weight="bold" style:font-size-asian="21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032cm"/>
        </style:tab-stops>
      </style:paragraph-properties>
      <style:text-properties style:font-name="Arial" fo:font-family="Arial" style:font-family-generic="roman" style:font-pitch="variable" fo:font-size="24pt" fo:font-weight="bold" style:font-size-asian="24pt" style:font-weight-asian="bold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286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54cm"/>
        </style:tab-stops>
      </style:paragraph-properties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>
        <style:tab-stops>
          <style:tab-stop style:position="0cm"/>
          <style:tab-stop style:position="2.794cm"/>
        </style:tab-stops>
      </style:paragraph-properties>
      <style:text-properties fo:font-size="13pt" fo:font-weight="bold" style:font-size-asian="13pt" style:font-weight-asian="bold"/>
    </style:style>
    <style:style style:name="Título1" style:family="paragraph" style:paren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Capítul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Bookman Old Style1" style:font-family-complex="'Bookman Old Style'" style:font-family-generic-complex="system" style:font-pitch-complex="variable" style:font-size-complex="14pt"/>
    </style:style>
    <style:style style:name="Legenda2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Legenda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275cm" fo:text-align="justify" style:justify-single-word="false" fo:text-indent="1.249cm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orphans="0" fo:widows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default-outline-level="" style:class="chapter">
      <style:paragraph-properties fo:margin-left="0cm" fo:margin-right="2cm" fo:text-align="center" style:justify-single-word="false" fo:text-indent="2.501cm" style:auto-text-indent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1" style:font-family-complex="'Bookman Old Style'" style:font-family-generic-complex="system" style:font-pitch-complex="variable"/>
    </style:style>
    <style:style style:name="Corpo_20_de_20_texto_20_21" style:display-name="Corpo de texto 21" style:family="paragraph" style:parent-style-name="Standard" style:default-outline-level="">
      <style:paragraph-properties fo:margin-left="0cm" fo:margin-right="-0.275cm" fo:text-align="center" style:justify-single-word="false" fo:text-indent="0cm" style:auto-text-indent="false"/>
      <style:text-properties style:font-name="Arial" fo:font-family="Arial" style:font-family-generic="roman" style:font-pitch="variable" fo:font-size="19pt" fo:font-weight="bold" style:font-size-asian="19pt" style:font-weight-asian="bold" style:font-name-complex="Arial1" style:font-family-complex="Arial" style:font-family-generic-complex="system" style:font-pitch-complex="variable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cm" fo:margin-right="-0.275cm" fo:text-align="center" style:justify-single-word="false" fo:text-indent="1.249cm" style:auto-text-indent="false"/>
      <style:text-properties fo:font-size="13pt" style:font-size-asian="13pt"/>
    </style:style>
    <style:style style:name="Corpo_20_de_20_texto_20_31" style:display-name="Corpo de texto 31" style:family="paragraph" style:parent-style-name="Standard" style:default-outline-level="">
      <style:paragraph-properties fo:margin-left="0cm" fo:margin-right="-0.275cm" fo:text-align="center" style:justify-single-word="false" fo:text-indent="0cm" style:auto-text-indent="false"/>
      <style:text-properties fo:font-size="14pt" style:font-size-asian="14pt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0cm" fo:margin-right="-0.275cm" fo:text-align="justify" style:justify-single-word="false" fo:text-indent="1.249cm" style:auto-text-indent="false"/>
      <style:text-properties fo:font-size="12pt" style:font-size-asian="12pt"/>
    </style:style>
    <style:style style:name="Texto_20_em_20_bloco1" style:display-name="Texto em bloco1" style:family="paragraph" style:parent-style-name="Standard" style:default-outline-level="">
      <style:paragraph-properties fo:margin-left="0.963cm" fo:margin-right="0.339cm" fo:text-align="justify" style:justify-single-word="false" fo:text-indent="0.54cm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Corpo_20_de_20_texto_20_22" style:display-name="Corpo de texto 22" style:family="paragraph" style:parent-style-name="Standard" style:default-outline-level="">
      <style:paragraph-properties fo:margin-left="0cm" fo:margin-right="0.247cm" fo:text-align="justify" style:justify-single-word="false" fo:text-indent="0cm" style:auto-text-indent="false"/>
    </style:style>
    <style:style style:name="TEXTO" style:family="paragraph" style:default-outline-level="">
      <style:paragraph-properties fo:text-align="justify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2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Recuo_20_de_20_corpo_20_de_20_texto_20_2" style:display-name="WW-Recuo de corpo de texto 2" style:family="paragraph" style:parent-style-name="Standard" style:default-outline-level="">
      <style:paragraph-properties fo:margin-left="0cm" fo:margin-right="0.247cm" fo:text-align="justify" style:justify-single-word="false" fo:text-indent="1.251cm" style:auto-text-indent="false"/>
      <style:text-properties fo:color="#000000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Texto_20_em_20_bloco" style:display-name="WW-Texto em bloco" style:family="paragraph" style:parent-style-name="Standard" style:default-outline-level="">
      <style:paragraph-properties fo:margin-left="-0.33cm" fo:margin-right="-0.275cm" fo:text-align="justify" style:justify-single-word="false" fo:text-indent="0cm" style:auto-text-indent="false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Corpo_20_de_20_texto_20_2" style:display-name="WW-Corpo de texto 2" style:family="paragraph" style:parent-style-name="Standard" style:default-outline-level="">
      <style:paragraph-properties fo:margin-left="0cm" fo:margin-right="-0.54cm" fo:text-indent="0cm" style:auto-text-indent="false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Corpo_20_de_20_texto_20_3" style:display-name="WW-Corpo de texto 3" style:family="paragraph" style:parent-style-name="Standard" style:default-outline-level="">
      <style:paragraph-properties fo:margin-left="0cm" fo:margin-right="-0.54cm" fo:text-indent="0cm" style:auto-text-indent="false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WW-Recuo_20_de_20_corpo_20_de_20_texto_20_3" style:display-name="WW-Recuo de corpo de texto 3" style:family="paragraph" style:parent-style-name="Standard" style:default-outline-level="">
      <style:paragraph-properties fo:margin-left="0cm" fo:margin-right="0.247cm" fo:text-align="justify" style:justify-single-word="false" fo:text-indent="1.251cm" style:auto-text-indent="false"/>
      <style:text-properties fo:color="#000000" loext:opacity="100%" fo:font-size="9pt" fo:font-weight="bold" style:font-size-asian="9pt" style:font-weight-asian="bold"/>
    </style:style>
    <style:style style:name="Corpo_20_de_20_texto_20_24" style:display-name="Corpo de texto 24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23" style:display-name="Corpo de texto 23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color="#000000" loext:opacity="100%"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33" style:display-name="Corpo de texto 33" style:family="paragraph" style:parent-style-name="Standard" style:default-outline-level="">
      <style:paragraph-properties fo:margin-left="0cm" fo:margin-right="0.247cm" fo:text-align="justify" style:justify-single-word="false" fo:text-indent="0cm" style:auto-text-indent="false"/>
      <style:text-properties style:font-name-complex="Arial1" style:font-family-complex="Arial" style:font-family-generic-complex="system" style:font-pitch-complex="variable" style:font-size-complex="12pt"/>
    </style:style>
    <style:style style:name="WW-Corpo_20_de_20_texto_20_21234" style:display-name="WW-Corpo de texto 21234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ecuo_20_de_20_corpo_20_de_20_texto_20_22" style:display-name="Recuo de corpo de texto 2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cuo_20_de_20_corpo_20_de_20_texto_20_23" style:display-name="Recuo de corpo de texto 23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Cargo_5f_Unid_5f_Trab" style:display-name="Cargo_Unid_Trab" style:family="paragraph" style:parent-style-name="Standard" style:default-outline-level="">
      <style:paragraph-properties fo:text-align="center" style:justify-single-word="false" fo:hyphenation-ladder-count="no-limit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176cm" fo:margin-bottom="0.21cm" style:contextual-spacing="false" fo:hyphenation-ladder-count="no-limit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Padrã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font-name-asian="Times New Roman2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1_1_20_pt" style:display-name="11 pt" style:family="paragraph" style:parent-style-name="Standard" style:default-outline-level="">
      <style:paragraph-properties fo:margin-left="0.25cm" fo:margin-right="0cm" fo:text-align="justify" style:justify-single-word="false" fo:text-indent="0cm" style:auto-text-indent="false">
        <style:tab-stops>
          <style:tab-stop style:position="18.503cm"/>
        </style:tab-stops>
      </style:paragraph-properties>
      <style:text-properties fo:font-size="11pt" style:font-size-asian="11pt" style:font-size-complex="11pt"/>
    </style:style>
    <style:style style:name="item_5f_nivel_5f_1" style:display-name="item_nivel_1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lock_20_Text" style:display-name="Block Text" style:family="paragraph" style:parent-style-name="Standard" style:default-outline-level="">
      <style:paragraph-properties fo:margin-left="0.501cm" fo:margin-right="0.3cm" fo:text-align="justify" style:justify-single-word="false" fo:hyphenation-ladder-count="no-limit" fo:text-indent="1cm" style:auto-text-indent="false"/>
      <style:text-properties style:font-name="Arial" fo:font-family="Arial" style:font-family-generic="roman" style:font-pitch="variable" fo:font-size="12pt" style:font-size-asian="12pt" style:language-asian="pt" style:country-asian="B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5f_nivel_5f_2" style:display-name="item_nivel_2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1" fo:font-family="'Times New Roman'" style:font-family-generic="roman" style:font-pitch="variable" fo:font-size="10pt" fo:language="pt" fo:country="BR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 style:default-outline-level="">
      <style:paragraph-properties fo:hyphenation-ladder-count="no-limit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Times New Roman2" style:font-family-complex="'Times New Roman'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language-asian="zh" style:country-asian="CN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language-asian="zh" style:country-asian="CN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har" style:display-name="Título 6 Char" style:family="text" style:parent-style-name="Default_20_Paragraph_20_Font">
      <style:text-properties style:font-name="Calibri" fo:font-family="Calibri" style:font-family-generic="roman" style:font-pitch="variable" fo:font-weight="bold" style:language-asian="zh" style:country-asian="CN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Título_20_7_20_Char" style:display-name="Título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language-asian="zh" style:country-asian="CN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Título_20_9_20_Char" style:display-name="Título 9 Char" style:family="text" style:parent-style-name="Default_20_Paragraph_20_Font">
      <style:text-properties style:font-name="Cambria" fo:font-family="Cambria" style:font-family-generic="roman" style:font-pitch="variable" style:language-asian="zh" style:country-asian="CN" style:font-name-complex="Times New Roman2" style:font-family-complex="'Times New Roman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5z0" style:family="text">
      <style:text-properties fo:font-size="10pt" style:font-size-asian="10pt"/>
    </style:style>
    <style:style style:name="WW8Num18z0" style:family="text">
      <style:text-properties fo:color="#000000" loext:opacity="100%"/>
    </style:style>
    <style:style style:name="Fonte_20_parág._20_padrão3" style:display-name="Fonte parág. padrão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1z6" style:family="text">
      <style:text-properties fo:font-size="9pt" style:font-size-asian="9pt"/>
    </style:style>
    <style:style style:name="WW8Num9z0" style:family="text">
      <style:text-properties style:text-underline-style="none"/>
    </style:style>
    <style:style style:name="WW8Num16z0" style:family="text">
      <style:text-properties fo:color="#000000" loext:opacity="100%"/>
    </style:style>
    <style:style style:name="Fonte_20_parág._20_padrão2" style:display-name="Fonte parág. padrão2" style:family="text"/>
    <style:style style:name="WW-Absatz-Standardschriftart111111111111111" style:family="text"/>
    <style:style style:name="WW-Absatz-Standardschriftart1111111111111111" style:family="text"/>
    <style:style style:name="WW8Num12z0" style:family="text">
      <style:text-properties style:text-underline-style="none"/>
    </style:style>
    <style:style style:name="Fonte_20_parág._20_padrão1" style:display-name="Fonte parág. padrão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Fonte_20_parág._20_padrão" style:display-name="WW-Fonte parág. padrão" style:family="text"/>
    <style:style style:name="Char_20_Char3" style:display-name="Char Char3" style:family="text" style:parent-style-name="Fonte_20_parág._20_padrão3">
      <style:text-properties fo:font-size="11pt" fo:language="pt" fo:country="BR" fo:font-weight="bold" style:font-size-asian="11pt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Char_20_Char2" style:display-name="Char Char2" style:family="text" style:parent-style-name="Fonte_20_parág._20_padrão3">
      <style:text-properties style:font-name="Arial" fo:font-family="Arial" style:font-family-generic="roman" style:font-pitch="variable" fo:font-size="18pt" fo:language="pt" fo:country="BR" style:font-size-asian="18pt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Char_20_Char1" style:display-name="Char Char1" style:family="text" style:parent-style-name="Fonte_20_parág._20_padrão3">
      <style:text-properties style:font-name="Bookman Old Style" fo:font-family="'Bookman Old Style'" style:font-family-generic="roman" style:font-pitch="variable" fo:font-size="11pt" fo:language="pt" fo:country="BR" fo:font-weight="bold" style:font-size-asian="11pt" style:font-weight-asian="bold" style:font-name-complex="Bookman Old Style1" style:font-family-complex="'Bookman Old Style'" style:font-family-generic-complex="system" style:font-pitch-complex="variable" style:language-complex="ar" style:country-complex="SA"/>
    </style:style>
    <style:style style:name="Corpo_20_de_20_texto_20_Char" style:display-name="Corpo de text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Recuo_20_de_20_corpo_20_de_20_texto_20_Char" style:display-name="Recuo de corpo de text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fo:font-size="1pt" style:font-size-asian="1pt" style:language-asian="zh" style:country-asian="CN" style:font-name-complex="Times New Roman2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_31_1_20_pt_20_Char" style:display-name="11 pt Char" style:family="text" style:parent-style-name="Default_20_Paragraph_20_Font">
      <style:text-properties fo:font-size="11pt" fo:language="pt" fo:country="BR" style:font-size-asian="11pt" style:language-asian="zh" style:country-asian="CN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rpo_20_de_20_texto_20_2_20_Char" style:display-name="Corpo de texto 2 Char" style:family="text" style:parent-style-name="Default_20_Paragraph_20_Font">
      <style:text-properties style:language-asian="zh" style:country-asian="C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Times New Roman2" style:font-family-complex="'Times New Roman'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weight="normal" style:font-weight-asian="normal"/>
    </style:style>
    <style:style style:name="ListLabel_20_27" style:display-name="ListLabel 27" style:family="text">
      <style:text-properties fo:font-weight="normal" style:font-weight-asian="normal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28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ListLabel_20_28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ListLabel_20_28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28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28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28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28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29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29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8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8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8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8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8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8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9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29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92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93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9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9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9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9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9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9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.27cm" fo:margin-right="1.27cm" style:writing-mode="lr-tb" style:layout-grid-color="#c0c0c0" style:layout-grid-lines="60" style:layout-grid-base-height="0.439cm" style:layout-grid-ruby-height="0.041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8T13:18:57.404725634</meta:creation-date>
    <dc:language>pt-BR</dc:language>
    <meta:editing-cycles>3683</meta:editing-cycles>
    <dc:title>PREVISÃO DA ESCALA DE SERVIÇO</dc:title>
    <meta:editing-duration>P37DT1H36M5S</meta:editing-duration>
    <meta:generator>LibreOffice/7.6.7.2$Windows_X86_64 LibreOffice_project/dd47e4b30cb7dab30588d6c79c651f218165e3c5</meta:generator>
    <dc:date>2025-07-09T14:56:53.415000000</dc:date>
    <meta:print-date>2025-06-27T10:05:15.903000000</meta:print-date>
    <meta:document-statistic meta:table-count="1" meta:image-count="0" meta:object-count="0" meta:page-count="1" meta:paragraph-count="40" meta:word-count="253" meta:character-count="1691" meta:non-whitespace-character-count="1112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